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02a821" officeooo:paragraph-rsid="0002a821"/>
    </style:style>
    <style:style style:name="P2" style:family="paragraph" style:parent-style-name="Preformatted_20_Text">
      <style:text-properties officeooo:rsid="0002da86" officeooo:paragraph-rsid="0002da86"/>
    </style:style>
    <style:style style:name="P3" style:family="paragraph" style:parent-style-name="Preformatted_20_Text">
      <style:text-properties officeooo:paragraph-rsid="00089572"/>
    </style:style>
    <style:style style:name="P4" style:family="paragraph" style:parent-style-name="Preformatted_20_Text">
      <style:text-properties officeooo:paragraph-rsid="00092068"/>
    </style:style>
    <style:style style:name="P5" style:family="paragraph" style:parent-style-name="Standard">
      <style:text-properties officeooo:paragraph-rsid="000178a1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6dc85" officeooo:paragraph-rsid="0006dc85" style:font-weight-asian="bold" style:font-weight-complex="bold"/>
    </style:style>
    <style:style style:name="P8" style:family="paragraph" style:parent-style-name="Table_20_Contents">
      <style:text-properties officeooo:rsid="000178a1" officeooo:paragraph-rsid="000178a1"/>
    </style:style>
    <style:style style:name="P9" style:family="paragraph" style:parent-style-name="Table_20_Contents">
      <style:text-properties officeooo:paragraph-rsid="000178a1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2" style:family="paragraph" style:parent-style-name="Table_20_Contents">
      <style:text-properties officeooo:rsid="0002da86" officeooo:paragraph-rsid="0002da86"/>
    </style:style>
    <style:style style:name="P13" style:family="paragraph" style:parent-style-name="Text_20_body">
      <style:text-properties officeooo:rsid="00010485" officeooo:paragraph-rsid="00010485"/>
    </style:style>
    <style:style style:name="P14" style:family="paragraph" style:parent-style-name="Text_20_body">
      <style:text-properties officeooo:rsid="000178a1" officeooo:paragraph-rsid="000178a1"/>
    </style:style>
    <style:style style:name="P15" style:family="paragraph" style:parent-style-name="Text_20_body">
      <style:text-properties officeooo:rsid="0002a821" officeooo:paragraph-rsid="0002a821"/>
    </style:style>
    <style:style style:name="P16" style:family="paragraph" style:parent-style-name="Text_20_body">
      <style:text-properties officeooo:rsid="0002a821" officeooo:paragraph-rsid="0002da86"/>
    </style:style>
    <style:style style:name="P17" style:family="paragraph" style:parent-style-name="Text_20_body">
      <style:text-properties officeooo:rsid="0002da86" officeooo:paragraph-rsid="0002da86"/>
    </style:style>
    <style:style style:name="P18" style:family="paragraph" style:parent-style-name="Text_20_body">
      <style:paragraph-properties fo:text-align="center" style:justify-single-word="false"/>
      <style:text-properties style:font-name="Liberation Mono" fo:font-size="10pt" officeooo:rsid="0002a821" officeooo:paragraph-rsid="0002da86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Heading_20_2">
      <style:text-properties officeooo:rsid="0002a821" officeooo:paragraph-rsid="0002a821"/>
    </style:style>
    <style:style style:name="P21" style:family="paragraph" style:parent-style-name="Preformatted_20_Text">
      <style:text-properties officeooo:paragraph-rsid="000c3e29"/>
    </style:style>
    <style:style style:name="P22" style:family="paragraph" style:parent-style-name="Standard">
      <style:text-properties officeooo:rsid="000c3e29" officeooo:paragraph-rsid="000c3e29"/>
    </style:style>
    <style:style style:name="P23" style:family="paragraph" style:parent-style-name="Text_20_body">
      <style:text-properties officeooo:rsid="000c3e29" officeooo:paragraph-rsid="000c3e29"/>
    </style:style>
    <style:style style:name="P24" style:family="paragraph" style:parent-style-name="Text_20_body">
      <style:text-properties officeooo:paragraph-rsid="000c3e29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1" style:family="text">
      <style:text-properties fo:color="#ffff38" style:font-name="Liberation Mono" fo:font-size="10pt" fo:font-weight="bold" officeooo:rsid="001093ff" style:font-name-asian="Noto Sans Mono CJK SC" style:font-size-asian="10pt" style:font-name-complex="Liberation Mono" style:font-size-complex="10pt"/>
    </style:style>
    <style:style style:name="T12" style:family="text">
      <style:text-properties officeooo:rsid="00032648"/>
    </style:style>
    <style:style style:name="T13" style:family="text">
      <style:text-properties officeooo:rsid="0003d12e"/>
    </style:style>
    <style:style style:name="T14" style:family="text">
      <style:text-properties officeooo:rsid="0005869e"/>
    </style:style>
    <style:style style:name="T15" style:family="text">
      <style:text-properties officeooo:rsid="000c3e29"/>
    </style:style>
    <style:style style:name="T16" style:family="text">
      <style:text-properties officeooo:rsid="000de3a3"/>
    </style:style>
    <style:style style:name="T17" style:family="text">
      <style:text-properties officeooo:rsid="001093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3">The QDL database extension. <text:span text:style-name="T1">A module that allows access to various databases </text:span><text:span text:style-name="T16">and has an extremely simple syntax – there are 4 functions and that’s it</text:span><text:span text:style-name="T1">. </text:span><text:span text:style-name="T12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4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4"/>
      <text:p text:style-name="Heading">Supported functions</text:p>
      <text:p text:style-name="P14"/>
      <table:table table:name="Table1" table:style-name="Table1">
        <table:table-column table:style-name="Table1.A" table:number-columns-repeated="2"/>
        <table:table-column table:style-name="Table1.C"/>
        <table:table-row table:style-name="TableLine93934769428112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Line93934769569904">
          <table:table-cell table:style-name="Table1.A2" office:value-type="string">
            <text:p text:style-name="P11"><text:span text:style-name="T1">connect</text:span>(<text:span text:style-name="T1">cfg.</text:span>)</text:p>
          </table:table-cell>
          <table:table-cell table:style-name="Table1.A2" office:value-type="string">
            <text:p text:style-name="P8">Open a connection to the database</text:p>
          </table:table-cell>
          <table:table-cell table:style-name="Table1.C2" office:value-type="string">
            <text:p text:style-name="P9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3934769571024">
          <table:table-cell table:style-name="Table1.A2" office:value-type="string">
            <text:p text:style-name="P10">execute(stmt{,args.})</text:p>
          </table:table-cell>
          <table:table-cell table:style-name="Table1.A2" office:value-type="string">
            <text:p text:style-name="P8">Execute a statement with no result</text:p>
          </table:table-cell>
          <table:table-cell table:style-name="Table1.C2" office:value-type="string">
            <text:p text:style-name="P9"/>
          </table:table-cell>
        </table:table-row>
        <table:table-row table:style-name="TableLine93934769571824">
          <table:table-cell table:style-name="Table1.A2" office:value-type="string">
            <text:p text:style-name="P10">read(stmt{, args.})</text:p>
          </table:table-cell>
          <table:table-cell table:style-name="Table1.A2" office:value-type="string">
            <text:p text:style-name="P8">Execute a statement with a result</text:p>
          </table:table-cell>
          <table:table-cell table:style-name="Table1.C2" office:value-type="string">
            <text:p text:style-name="P9"/>
          </table:table-cell>
        </table:table-row>
        <table:table-row table:style-name="TableLine93934769572672">
          <table:table-cell table:style-name="Table1.A2" office:value-type="string">
            <text:p text:style-name="P10">update(stmt{,args.})</text:p>
          </table:table-cell>
          <table:table-cell table:style-name="Table1.A2" office:value-type="string">
            <text:p text:style-name="P8">Update an entry in the database</text:p>
          </table:table-cell>
          <table:table-cell table:style-name="Table1.C2" office:value-type="string">
            <text:p text:style-name="P9"/>
          </table:table-cell>
        </table:table-row>
      </table:table>
      <text:p text:style-name="P5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4">{</text:p>
      <text:p text:style-name="P4"><text:s/>NUMERIC:2, </text:p>
      <text:p text:style-name="P3"><text:s/>FLOAT:6, </text:p>
      <text:p text:style-name="P3"><text:s/>BLOB:2004, </text:p>
      <text:p text:style-name="P3"><text:s/>LONGVARCHAR:-1, </text:p>
      <text:p text:style-name="P3"><text:s/>CLOB:2005, </text:p>
      <text:p text:style-name="P3"><text:s/>ARRAY:2003, </text:p>
      <text:p text:style-name="P3"><text:s/>BINARY:-2, </text:p>
      <text:p text:style-name="P3"><text:s/>CHAR:1, </text:p>
      <text:p text:style-name="P3"><text:s/>BIGINT:-5, </text:p>
      <text:p text:style-name="P3"><text:s/>TIME:92, </text:p>
      <text:p text:style-name="P3"><text:s/>BIT:-7, </text:p>
      <text:p text:style-name="P3"><text:soft-page-break/><text:s/>DATE:91, </text:p>
      <text:p text:style-name="P3"><text:s/>REF:2006, </text:p>
      <text:p text:style-name="P3"><text:s/>SQLXML:2009, </text:p>
      <text:p text:style-name="P3"><text:s/>SMALLINT:5, </text:p>
      <text:p text:style-name="P3"><text:s/>TIMESTAMP:93, </text:p>
      <text:p text:style-name="P3"><text:s/>VARCHAR:12, </text:p>
      <text:p text:style-name="P3"><text:s/>REAL:7, </text:p>
      <text:p text:style-name="P3"><text:s/>VARBINARY:-3, </text:p>
      <text:p text:style-name="P3"><text:s/>DOUBLE:8, </text:p>
      <text:p text:style-name="P3"><text:s/>STRUCT:2002, </text:p>
      <text:p text:style-name="P3"><text:s/>TINYINT:-6, </text:p>
      <text:p text:style-name="P3"><text:s/>INTEGER:4</text:p>
      <text:p text:style-name="P3">}</text:p>
      <text:p text:style-name="Text_20_body"/>
      <text:p text:style-name="Text_20_body"><text:span text:style-name="T3">These are internal values and should not be altered. </text:span><text:s/></text:p>
      <text:h text:style-name="P20" text:outline-level="2">Arguments</text:h>
      <text:p text:style-name="P15">The statement in each of the calls above is a string. It may be either hard coded such as </text:p>
      <text:p text:style-name="Preformatted_20_Text">select * from my_table where id='42'</text:p>
      <text:p text:style-name="P15"/>
      <text:p text:style-name="P15">which would be issued as</text:p>
      <text:p text:style-name="P1">db#read('select * from my_table where id=\'42\'');</text:p>
      <text:p text:style-name="P15">Or it may be prepared with ? signs replacing the arguments and a list of arguments and possibly their types supplied.</text:p>
      <text:p text:style-name="P15">QDL tries to be helpful, in that if you supply no SQL type, <text:s/>it will be inferred, so a string will be treated as if it is a string. </text:p>
      <text:p text:style-name="P15">That said, databases can have any number of oddities so if you need a specific SQL type (e.g. you have a column that is a tinyint) then by all means specify it. In this case, if the argument were a tiny int, you would issue</text:p>
      <text:p text:style-name="P1">db#read('select * from my_table where id=?', [42,types.TINYINT]);</text:p>
      <text:p text:style-name="Text_20_body"/>
      <text:p text:style-name="P15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Text_20_body"/>
      <text:h text:style-name="Heading_20_2" text:outline-level="2">Responses</text:h>
      <text:p text:style-name="P22">A <text:span text:style-name="T8">stem response</text:span> is of the form </text:p>
      <text:p text:style-name="P23"/>
      <text:p text:style-name="Preformatted_20_Text">{<text:span text:style-name="T11">column</text:span><text:span text:style-name="T15">0</text:span>:value<text:span text:style-name="T15">0</text:span>, <text:span text:style-name="T11">column</text:span><text:span text:style-name="T15">1</text:span>:value<text:span text:style-name="T15">1, </text:span>…}</text:p>
      <text:p text:style-name="P23"/>
      <text:p text:style-name="P24"><text:soft-page-break/><text:span text:style-name="T15">The response from a read will be either a stem response (if there is a single row returned) or a list of them for multiple rows. <text:s/></text:span><text:span text:style-name="T16">The type of the value will be one of the basic QDL types, matched up to the response from the server. Default case is value is a string.</text:span></text:p>
      <text:p text:style-name="P23">Only a read will return a response. <text:s/>In the example above, including the response we would have </text:p>
      <text:p text:style-name="P21"><text:s text:c="5"/>db#read('select client_id from oauth2.clients where client_id regexp ?', ['.*123.*'])</text:p>
      <text:p text:style-name="P21"><text:span text:style-name="T15">{client_id:oa4mp:/client_id/7142f3461239deb57d98ba3a4636} </text:span></text:p>
      <text:p text:style-name="Text_20_body"/>
      <text:p text:style-name="Text_20_body">In this <text:span text:style-name="T16">case, the select statement requested a single column, client_id and that is therefore the only key in the response. </text:span></text:p>
      <text:h text:style-name="Heading_20_1" text:outline-level="1">Connecting to the database</text:h>
      <text:p text:style-name="P15">The basic way to do this is to create a stem of values and pass that to the connect function. Supported values ar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34769613872">
          <table:table-cell table:style-name="Table2.A1" office:value-type="string">
            <text:p text:style-name="P19">Name</text:p>
          </table:table-cell>
          <table:table-cell table:style-name="Table2.A1" office:value-type="string">
            <text:p text:style-name="P7">Description</text:p>
          </table:table-cell>
          <table:table-cell table:style-name="Table2.C1" office:value-type="string">
            <text:p text:style-name="P7">Comment</text:p>
          </table:table-cell>
        </table:table-row>
        <table:table-row table:style-name="TableLine93934769636176">
          <table:table-cell table:style-name="Table2.A2" office:value-type="string">
            <text:p text:style-name="P18">username </text:p>
          </table:table-cell>
          <table:table-cell table:style-name="Table2.A2" office:value-type="string">
            <text:p text:style-name="P12">The user name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34769637776">
          <table:table-cell table:style-name="Table2.A2" office:value-type="string">
            <text:p text:style-name="P18">password</text:p>
          </table:table-cell>
          <table:table-cell table:style-name="Table2.A2" office:value-type="string">
            <text:p text:style-name="P12">The passwor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34769638576">
          <table:table-cell table:style-name="Table2.A2" office:value-type="string">
            <text:p text:style-name="P18">database </text:p>
          </table:table-cell>
          <table:table-cell table:style-name="Table2.A2" office:value-type="string">
            <text:p text:style-name="P12">The name of the database</text:p>
          </table:table-cell>
          <table:table-cell table:style-name="Table2.C2" office:value-type="string">
            <text:p text:style-name="P12">In Derby this is the path </text:p>
          </table:table-cell>
        </table:table-row>
        <table:table-row table:style-name="TableLine93934769639424">
          <table:table-cell table:style-name="Table2.A2" office:value-type="string">
            <text:p text:style-name="P18">schema</text:p>
          </table:table-cell>
          <table:table-cell table:style-name="Table2.A2" office:value-type="string">
            <text:p text:style-name="P12">The schema 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34769640384">
          <table:table-cell table:style-name="Table2.A2" office:value-type="string">
            <text:p text:style-name="P18">host</text:p>
          </table:table-cell>
          <table:table-cell table:style-name="Table2.A2" office:value-type="string">
            <text:p text:style-name="P12">The host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34769641296">
          <table:table-cell table:style-name="Table2.A2" office:value-type="string">
            <text:p text:style-name="P18">port</text:p>
          </table:table-cell>
          <table:table-cell table:style-name="Table2.A2" office:value-type="string">
            <text:p text:style-name="P12">The port</text:p>
          </table:table-cell>
          <table:table-cell table:style-name="Table2.C2" office:value-type="string">
            <text:p text:style-name="P12">Standard ports are 3306 for maria DB and mysql and 5432 for postgres. Derby does not use ports</text:p>
          </table:table-cell>
        </table:table-row>
        <table:table-row table:style-name="TableLine93934769642256">
          <table:table-cell table:style-name="Table2.A2" office:value-type="string">
            <text:p text:style-name="P18">parameters </text:p>
          </table:table-cell>
          <table:table-cell table:style-name="Table2.A2" office:value-type="string">
            <text:p text:style-name="P12">Specific connection parameters</text:p>
          </table:table-cell>
          <table:table-cell table:style-name="Table2.C2" office:value-type="string">
            <text:p text:style-name="P12">These are very vendor specific</text:p>
          </table:table-cell>
        </table:table-row>
        <table:table-row table:style-name="TableLine93934769643216">
          <table:table-cell table:style-name="Table2.A2" office:value-type="string">
            <text:p text:style-name="P18">useSSL</text:p>
          </table:table-cell>
          <table:table-cell table:style-name="Table2.A2" office:value-type="string">
            <text:p text:style-name="P12">Use SSL for the connection</text:p>
          </table:table-cell>
          <table:table-cell table:style-name="Table2.C2" office:value-type="string">
            <text:p text:style-name="P12">Make <text:span text:style-name="T7">sure</text:span><text:span text:style-name="T9"> you have set up SSL correctly first!</text:span></text:p>
          </table:table-cell>
        </table:table-row>
        <table:table-row table:style-name="TableLine93934769644096">
          <table:table-cell table:style-name="Table2.A2" office:value-type="string">
            <text:p text:style-name="P18">bootPassword</text:p>
          </table:table-cell>
          <table:table-cell table:style-name="Table2.A2" office:value-type="string">
            <text:p text:style-name="P12">The boot password</text:p>
          </table:table-cell>
          <table:table-cell table:style-name="Table2.C2" office:value-type="string">
            <text:p text:style-name="P12">Derby only</text:p>
          </table:table-cell>
        </table:table-row>
        <table:table-row table:style-name="TableLine93934769645056">
          <table:table-cell table:style-name="Table2.A2" office:value-type="string">
            <text:p text:style-name="P18"><text:span text:style-name="T6">i</text:span>nMemory</text:p>
          </table:table-cell>
          <table:table-cell table:style-name="Table2.A2" office:value-type="string">
            <text:p text:style-name="P12">Run in memory only</text:p>
          </table:table-cell>
          <table:table-cell table:style-name="Table2.C2" office:value-type="string">
            <text:p text:style-name="P12">Derby. Note that this database will vanish as soon as you exit QDL.</text:p>
          </table:table-cell>
        </table:table-row>
        <table:table-row table:style-name="TableLine93934769646016">
          <table:table-cell table:style-name="Table2.A2" office:value-type="string">
            <text:p text:style-name="P18"><text:span text:style-name="T6">t</text:span>ype </text:p>
          </table:table-cell>
          <table:table-cell table:style-name="Table2.A2" office:value-type="string">
            <text:p text:style-name="P12">The type of the connection</text:p>
          </table:table-cell>
          <table:table-cell table:style-name="Table2.C2" office:value-type="string">
            <text:p text:style-name="P16">One of mysql, mariadb, postgres or derby</text:p>
          </table:table-cell>
        </table:table-row>
      </table:table>
      <text:p text:style-name="P15"/>
      <text:p text:style-name="Heading">An Example </text:p>
      <text:p text:style-name="Preformatted_20_Text"><text:s text:c="4"/>cfg.'username' := '<text:span text:style-name="T10">qdl-user</text:span>';</text:p>
      <text:p text:style-name="Preformatted_20_Text"><text:s text:c="4"/>cfg.'password' := '<text:span text:style-name="T10">w00fity</text:span>';</text:p>
      <text:p text:style-name="Preformatted_20_Text"><text:s text:c="4"/>cfg.'schema' := '<text:span text:style-name="T10">qdl_test</text:span>';</text:p>
      <text:p text:style-name="Preformatted_20_Text"><text:soft-page-break/><text:s text:c="4"/>cfg.'database' := '<text:span text:style-name="T10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2"><text:s text:c="3"/>db#connect(cfg.);</text:p>
      <text:p text:style-name="P2">true</text:p>
      <text:p text:style-name="Text_20_body"/>
      <text:p text:style-name="P17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2">The result is a stem. </text:span><text:span text:style-name="T13">Note that the database engine itself returned the name of the result as </text:span><text:span text:style-name="T5">'count(*)' </text:span><text:span text:style-name="T13">and this may vary by vendor. </text:span><text:span text:style-name="T14">In any case, there are 161 entries in the given table for the given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2-07-12T12:05:19.731538131</dc:date>
    <meta:editing-duration>PT2H52M8S</meta:editing-duration>
    <meta:editing-cycles>12</meta:editing-cycles>
    <meta:generator>LibreOffice/6.4.7.2$Linux_X86_64 LibreOffice_project/40$Build-2</meta:generator>
    <meta:document-statistic meta:table-count="2" meta:image-count="0" meta:object-count="0" meta:page-count="4" meta:paragraph-count="117" meta:word-count="707" meta:character-count="4467" meta:non-whitespace-character-count="3756"/>
  </office:meta>
</office:document-meta>
</file>